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12.05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 Network Capture</text:p>
          </draw:text-box>
        </draw:frame>
        <draw:frame presentation:style-name="pr2" draw:text-style-name="P2" draw:layer="layout" svg:width="19.5cm" svg:height="12.056cm" svg:x="1.4cm" svg:y="0.6cm" presentation:class="subtitle">
          <draw:text-box>
            <text:p text:style-name="P1"><text:span text:style-name="T1">By: Jeremie Niet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oblem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ften in Telecommunications networks there is a need to capture network traffic between devices.</text:p>
              </text:list-item>
              <text:list-item>
                <text:p>Usually a problem in the network or misbehaving device.</text:p>
              </text:list-item>
              <text:list-item>
                <text:p>RFC Compliance issues with aspects of the protoco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ustomers find issues with software and they myst be duplicated in test lab</text:p>
              </text:list-item>
              <text:list-item>
                <text:p>Involves tedious steps to set up tcpdumps on multiple servers during a test for later analy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lution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CPDump web server tool that makes this job easier</text:p>
              </text:list-item>
              <text:list-item>
                <text:p>Allows you to specify the servers to run on.</text:p>
              </text:list-item>
              <text:list-item>
                <text:p>GUI to make selection of common options easier.</text:p>
              </text:list-item>
              <text:list-item>
                <text:p>Executes the captures on all hosts simultaneously.</text:p>
              </text:list-item>
              <text:list-item>
                <text:p>Option to save to .pcap files and copy the results back to the web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0:29:29.072046811</meta:creation-date>
    <meta:editing-duration>PT8M48S</meta:editing-duration>
    <meta:editing-cycles>2</meta:editing-cycles>
    <meta:generator>LibreOffice/6.1.3.2$Linux_X86_64 LibreOffice_project/10$Build-2</meta:generator>
    <dc:title>Bright Blue</dc:title>
    <dc:date>2018-12-04T10:38:17.377408817</dc:date>
    <meta:document-statistic meta:object-count="37"/>
  </office:meta>
</office:document-meta>
</file>